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1ff4a5e" style:font-name-asian="SimSun" style:font-size-asian="8pt" style:font-style-asian="normal" style:font-weight-asian="bold" style:font-name-complex="Tahoma" style:font-size-complex="8pt" style:font-style-complex="normal" style:font-weight-complex="bold"/>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officeooo:paragraph-rsid="023801ef"/>
    </style:style>
    <style:style style:name="P139"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0"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4"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66"><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2"><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2676039944718210438" text:style-name="WW8Num5">
        <text:list-item>
          <text:p text:style-name="P136">adempimento degli obblighi fiscali o contabili;</text:p>
        </text:list-item>
        <text:list-item>
          <text:p text:style-name="P136">espletamento degli obblighi contrattuali e delle esigenze di tipo operativo e gestionale, strettamente correlate agli obblighi contrattuali;</text:p>
        </text:list-item>
        <text:list-item>
          <text:p text:style-name="P136">gestione dei rapporti commerciali nella misura necessaria per espletare al meglio il servizio richiesto;</text:p>
        </text:list-item>
        <text:list-item>
          <text:p text:style-name="P136">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3816060684568429756" text:style-name="WW8Num8">
        <text:list-item>
          <text:p text:style-name="P138"><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7"><text:soft-page-break/>consulenti esterni per tenuta contabilità ed adempimenti fiscali;</text:p>
        </text:list-item>
        <text:list-item>
          <text:p text:style-name="P137">esercenti la professione di avvocato per assistenza legale in ambito contrattuale e gestione del contenzioso;</text:p>
        </text:list-item>
        <text:list-item>
          <text:p text:style-name="P137">enti/società/liberi professionisti e collaboratori che partecipano allo svolgimento dell’attività del Titolare nei vari settori, per esigenze strettamente connesse alle finalità sopraindicate;</text:p>
        </text:list-item>
        <text:list-item>
          <text:p text:style-name="P137">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5839674635850510846" text:style-name="WW8Num15">
        <text:list-item>
          <text:p text:style-name="P143">La conferma dell'esistenza o meno dei vostri dati personali;</text:p>
        </text:list-item>
        <text:list-item>
          <text:p text:style-name="P143">Conoscere il contenuto e l'origine, le finalità e le modalità di trattamento;</text:p>
        </text:list-item>
        <text:list-item>
          <text:p text:style-name="P143">La logica applicata in caso di trattamento effettuato con l’ausilio di strumenti elettronici;</text:p>
        </text:list-item>
        <text:list-item>
          <text:p text:style-name="P143">Gli estremi identificativi del titolare, dei responsabili e dei soggetti o delle categorie di soggetti ai quali i vostri dati personali possono essere comunicati.</text:p>
        </text:list-item>
      </text:list>
      <text:p text:style-name="P48">Inoltre, è vostro diritto ottenere:</text:p>
      <text:list xml:id="list6534448008628703934" text:style-name="WW8Num11">
        <text:list-item>
          <text:p text:style-name="P144">L’accesso, la copia, la rettificazione, l'integrazione, la portabilità dei dati;</text:p>
        </text:list-item>
        <text:list-item>
          <text:p text:style-name="P144">La cancellazione (diritto all’oblio), la trasformazione in forma anonima o il blocco dei vostri dati trattati in violazione di legge;</text:p>
        </text:list-item>
        <text:list-item>
          <text:p text:style-name="P144">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2">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3257837878003297176" text:style-name="WW8Num3">
        <text:list-item>
          <text:p text:style-name="P139">Taxation and accounting obligations;</text:p>
        </text:list-item>
        <text:list-item>
          <text:p text:style-name="P139">Operational and administrative requirements;</text:p>
        </text:list-item>
        <text:list-item>
          <text:p text:style-name="P140">Management of business relations related to the required service;</text:p>
        </text:list-item>
      </text:list>
      <text:p text:style-name="P30"/>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2">Your data might be communicated to the following, in charge as External Consultant:</text:p>
      <text:list xml:id="list280640324896224007" text:style-name="WW8Num2">
        <text:list-item>
          <text:p text:style-name="P141">accountants for bookkeeping and taxation obligations;</text:p>
        </text:list-item>
        <text:list-item>
          <text:p text:style-name="P141">attorneys for legal assistance for contractual purposes and management of litigation;</text:p>
        </text:list-item>
        <text:list-item>
          <text:p text:style-name="P141">entities/companies cooperating with our company in various sectors, for reasons strictly connected to the purposes set forth in point 1;</text:p>
        </text:list-item>
        <text:list-item>
          <text:p text:style-name="P141">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4">By signing below, I acknowledge that I read the privacy notice above and consent to the collection, use and disclosure of my personal information as described in it.</text:p>
      <text:p text:style-name="P32"/>
      <text:p text:style-name="P32"/>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6-15T10:18:57.843916651</dc:date>
    <meta:editing-duration>P7DT2H41M43S</meta:editing-duration>
    <meta:editing-cycles>1093</meta:editing-cycles>
    <meta:generator>LibreOffice/4.3.3.2$Linux_X86_64 LibreOffice_project/430m0$Build-2</meta:generator>
    <dc:creator>thebrush </dc:creator>
    <meta:document-statistic meta:table-count="8" meta:image-count="0" meta:object-count="0" meta:page-count="9" meta:paragraph-count="181" meta:word-count="1784" meta:character-count="15080" meta:non-whitespace-character-count="13476"/>
    <meta:user-defined meta:name="Info 1"/>
    <meta:user-defined meta:name="Info 2"/>
    <meta:user-defined meta:name="Info 3"/>
    <meta:user-defined meta:name="Info 4"/>
  </office:meta>
</office:document-meta>
</file>